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vertical-align="middle"/>
    </style:style>
    <style:style style:name="gr2" style:family="graphic" style:parent-style-name="standard">
      <style:graphic-properties draw:fill="solid" draw:fill-color="#cccc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27cm" svg:x="2.27cm" svg:y="2.27cm">
          <text:p/>
        </draw:rect>
        <draw:rect draw:style-name="gr2" draw:text-style-name="P1" draw:layer="layout" svg:width="1.27cm" svg:height="0.635cm" svg:x="2.27cm" svg:y="1.635cm">
          <text:p/>
        </draw:rect>
        <draw:rect draw:style-name="gr1" draw:text-style-name="P1" draw:layer="layout" svg:width="6.35cm" svg:height="1.27cm" svg:x="2.27cm" svg:y="4.175cm">
          <text:p/>
        </draw:rect>
        <draw:rect draw:style-name="gr2" draw:text-style-name="P1" draw:layer="layout" svg:width="6.35cm" svg:height="0.635cm" svg:x="2.27cm" svg:y="3.54cm">
          <text:p/>
        </draw:rect>
        <draw:rect draw:style-name="gr1" draw:text-style-name="P1" draw:layer="layout" svg:width="6.35cm" svg:height="1.27cm" svg:x="2.27cm" svg:y="6.08cm">
          <text:p/>
        </draw:rect>
        <draw:rect draw:style-name="gr2" draw:text-style-name="P1" draw:layer="layout" svg:width="2.54cm" svg:height="0.635cm" svg:x="2.27cm" svg:y="5.445cm">
          <text:p/>
        </draw:rect>
        <draw:rect draw:style-name="gr2" draw:text-style-name="P1" draw:layer="layout" svg:width="2.54cm" svg:height="0.635cm" svg:x="6.08cm" svg:y="5.445cm">
          <text:p/>
        </draw:rect>
        <draw:rect draw:style-name="gr2" draw:text-style-name="P1" draw:layer="layout" svg:width="2.54cm" svg:height="0.635cm" svg:x="6.08cm" svg:y="1.635cm">
          <text:p/>
        </draw:rect>
        <draw:frame draw:style-name="gr3" draw:text-style-name="P3" draw:layer="layout" svg:width="5.417cm" svg:height="1.361cm" svg:x="8.62cm" svg:y="1.381cm">
          <draw:text-box>
            <text:p text:style-name="P2"><text:span text:style-name="T1">Primary signal routing,</text:span></text:p>
            <text:p text:style-name="P2"><text:span text:style-name="T1">ground pour</text:span></text:p>
          </draw:text-box>
        </draw:frame>
        <draw:frame draw:style-name="gr3" draw:text-style-name="P3" draw:layer="layout" svg:width="5.226cm" svg:height="0.806cm" svg:x="8.62cm" svg:y="3.286cm">
          <draw:text-box>
            <text:p text:style-name="P2"><text:span text:style-name="T1">Primary ground plane</text:span></text:p>
          </draw:text-box>
        </draw:frame>
        <draw:frame draw:style-name="gr3" draw:text-style-name="P3" draw:layer="layout" svg:width="5.84cm" svg:height="0.806cm" svg:x="8.62cm" svg:y="5.191cm">
          <draw:text-box>
            <text:p text:style-name="P2"><text:span text:style-name="T1">3.3V, 1.8V power planes</text:span></text:p>
          </draw:text-box>
        </draw:frame>
        <draw:frame draw:style-name="gr3" draw:text-style-name="P3" draw:layer="layout" svg:width="5.887cm" svg:height="0.806cm" svg:x="8.62cm" svg:y="7.096cm">
          <draw:text-box>
            <text:p text:style-name="P2"><text:span text:style-name="T1">Secondary ground plane</text:span></text:p>
          </draw:text-box>
        </draw:frame>
        <draw:frame draw:style-name="gr3" draw:text-style-name="P4" draw:layer="layout" svg:width="6.623cm" svg:height="1.195cm" svg:x="2.27cm" svg:y="13.7cm">
          <draw:text-box>
            <text:p><text:span text:style-name="T2">6 layer stackup</text:span></text:p>
          </draw:text-box>
        </draw:frame>
        <draw:rect draw:style-name="gr1" draw:text-style-name="P1" draw:layer="layout" svg:width="6.35cm" svg:height="1.27cm" svg:x="2.27cm" svg:y="7.985cm">
          <text:p/>
        </draw:rect>
        <draw:rect draw:style-name="gr2" draw:text-style-name="P1" draw:layer="layout" svg:width="6.35cm" svg:height="0.635cm" svg:x="2.27cm" svg:y="7.35cm">
          <text:p/>
        </draw:rect>
        <draw:rect draw:style-name="gr2" draw:text-style-name="P1" draw:layer="layout" svg:width="2.54cm" svg:height="0.635cm" svg:x="2.27cm" svg:y="9.255cm">
          <text:p/>
        </draw:rect>
        <draw:rect draw:style-name="gr1" draw:text-style-name="P1" draw:layer="layout" svg:width="6.35cm" svg:height="1.27cm" svg:x="2.27cm" svg:y="9.89cm">
          <text:p/>
        </draw:rect>
        <draw:rect draw:style-name="gr2" draw:text-style-name="P1" draw:layer="layout" svg:width="2.54cm" svg:height="0.635cm" svg:x="6.08cm" svg:y="9.255cm">
          <text:p/>
        </draw:rect>
        <draw:rect draw:style-name="gr2" draw:text-style-name="P1" draw:layer="layout" svg:width="1.27cm" svg:height="0.635cm" svg:x="2.27cm" svg:y="11.16cm">
          <text:p/>
        </draw:rect>
        <draw:rect draw:style-name="gr2" draw:text-style-name="P1" draw:layer="layout" svg:width="2.54cm" svg:height="0.635cm" svg:x="6.08cm" svg:y="11.16cm">
          <text:p/>
        </draw:rect>
        <draw:frame draw:style-name="gr3" draw:text-style-name="P3" draw:layer="layout" svg:width="5.425cm" svg:height="0.806cm" svg:x="8.62cm" svg:y="9.008cm">
          <draw:text-box>
            <text:p text:style-name="P2"><text:span text:style-name="T1">5V, 1.0V power planes</text:span></text:p>
          </draw:text-box>
        </draw:frame>
        <draw:frame draw:style-name="gr3" draw:text-style-name="P3" draw:layer="layout" svg:width="6.077cm" svg:height="1.916cm" svg:x="8.62cm" svg:y="10.906cm">
          <draw:text-box>
            <text:p text:style-name="P2"><text:span text:style-name="T1">Secondary signal routing,</text:span></text:p>
            <text:p text:style-name="P2"><text:span text:style-name="T1">ground pour,</text:span></text:p>
            <text:p text:style-name="P2"><text:span text:style-name="T1">FPGA bypass caps</text:span></text:p>
          </draw:text-box>
        </draw:frame>
        <draw:frame draw:style-name="gr3" draw:text-style-name="P3" draw:layer="layout" svg:width="4.21cm" svg:height="0.806cm" svg:x="17.51cm" svg:y="3.54cm">
          <draw:text-box>
            <text:p text:style-name="P2"><text:span text:style-name="T1">1.0 oz foil, 1.4mil</text:span></text:p>
          </draw:text-box>
        </draw:frame>
        <draw:frame draw:style-name="gr3" draw:text-style-name="P5" draw:layer="layout" svg:width="7.775cm" svg:height="3.406cm" svg:x="2.27cm" svg:y="14.97cm">
          <draw:text-box>
            <text:p><text:span text:style-name="T3">1.6mm / 63mil total thickness</text:span></text:p>
            <text:p><text:span text:style-name="T3">No buried or micro vias</text:span></text:p>
            <text:p><text:span text:style-name="T3">Varies by PCB house:</text:span></text:p>
            <text:p><text:span text:style-name="T3"><text:tab/></text:span><text:span text:style-name="T3">Dielectric Er 4.5</text:span></text:p>
            <text:p><text:span text:style-name="T3"/></text:p>
          </draw:text-box>
        </draw:frame>
        <draw:frame draw:style-name="gr3" draw:text-style-name="P3" draw:layer="layout" svg:width="6.242cm" svg:height="0.806cm" svg:x="17.51cm" svg:y="1.464cm">
          <draw:text-box>
            <text:p text:style-name="P2"><text:span text:style-name="T1">0.5 oz foil, plated to 1.7mil</text:span></text:p>
          </draw:text-box>
        </draw:frame>
        <draw:frame draw:style-name="gr3" draw:text-style-name="P3" draw:layer="layout" svg:width="4.21cm" svg:height="0.806cm" svg:x="17.51cm" svg:y="5.274cm">
          <draw:text-box>
            <text:p text:style-name="P2"><text:span text:style-name="T1">1.0 oz foil, 1.4mil</text:span></text:p>
          </draw:text-box>
        </draw:frame>
        <draw:frame draw:style-name="gr3" draw:text-style-name="P3" draw:layer="layout" svg:width="4.21cm" svg:height="0.806cm" svg:x="17.477cm" svg:y="7.167cm">
          <draw:text-box>
            <text:p text:style-name="P2"><text:span text:style-name="T1">1.0 oz foil, 1.4mil</text:span></text:p>
          </draw:text-box>
        </draw:frame>
        <draw:frame draw:style-name="gr3" draw:text-style-name="P3" draw:layer="layout" svg:width="4.21cm" svg:height="0.806cm" svg:x="17.51cm" svg:y="9.128cm">
          <draw:text-box>
            <text:p text:style-name="P2"><text:span text:style-name="T1">1.0 oz foil, 1.4mil</text:span></text:p>
          </draw:text-box>
        </draw:frame>
        <draw:frame draw:style-name="gr3" draw:text-style-name="P3" draw:layer="layout" svg:width="6.242cm" svg:height="0.806cm" svg:x="17.51cm" svg:y="11.16cm">
          <draw:text-box>
            <text:p text:style-name="P2"><text:span text:style-name="T1">0.5 oz foil, plated to 1.7m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29T08:21:28</meta:creation-date>
    <dc:date>2015-04-24T11:22:23</dc:date>
    <dc:creator>John Seamons</dc:creator>
    <meta:editing-duration>PT3H44S</meta:editing-duration>
    <meta:editing-cycles>17</meta:editing-cycles>
    <meta:generator>OpenOffice.org/3.4.1$Unix OpenOffice.org_project/341m1$Build-9593</meta:generator>
    <meta:document-statistic meta:object-count="29"/>
  </office:meta>
</office:document-meta>
</file>